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-lr-imbalanced" table:style-name="ta1">
        <table:shapes>
          <draw:frame draw:z-index="0" draw:style-name="gr1" draw:text-style-name="P1" svg:width="15.999cm" svg:height="8.999cm" svg:x="21.305cm" svg:y="4.165cm">
            <draw:object draw:notify-on-update-of-ranges="'results-lr-imbalanced'.A1:'results-lr-imbalanced'.A1 'results-lr-imbalanced'.A2:'results-lr-imbalanced'.A11 'results-lr-imbalanced'.G1:'results-lr-imbalanced'.G1 'results-lr-imbalanced'.G2:'results-lr-imbalanced'.G11 'results-lr-imbalanced'.H1:'results-lr-imbalanced'.H1 'results-lr-imbalanced'.H2:'results-lr-imbalanced'.H11 'results-lr-imbalanced'.I1:'results-lr-imbalanced'.I1 'results-lr-imbalanced'.I2:'results-lr-imbalanced'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row table:style-name="ro1">
          <table:table-cell table:style-name="Default" office:value-type="string" calcext:value-type="string">
            <text:p>TEST_POINT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_RATIO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</table:table-row>
        <table:table-row table:style-name="ro1">
          <table:table-cell office:value-type="string" calcext:value-type="string">
            <text:p>1:10</text:p>
          </table:table-cell>
          <table:table-cell office:value-type="float" office:value="615.2" calcext:value-type="float">
            <text:p>615,2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:9</text:p>
          </table:table-cell>
          <table:table-cell office:value-type="float" office:value="308.2" calcext:value-type="float">
            <text:p>308,2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0408163265306122" calcext:value-type="float">
            <text:p>0,004081632653061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1:8</text:p>
          </table:table-cell>
          <table:table-cell office:value-type="float" office:value="204.8" calcext:value-type="float">
            <text:p>204,8</text:p>
          </table:table-cell>
          <table:table-cell office:value-type="float" office:value="0.6" calcext:value-type="float">
            <text:p>0,6</text:p>
          </table:table-cell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0.00232919254658385" calcext:value-type="float">
            <text:p>0,002329192546584</text:p>
          </table:table-cell>
          <table:table-cell office:value-type="float" office:value="0.2" calcext:value-type="float">
            <text:p>0,2</text:p>
          </table:table-cell>
          <table:table-cell office:value-type="float" office:value="0.00434782608695652" calcext:value-type="float">
            <text:p>0,004347826086957</text:p>
          </table:table-cell>
          <table:table-cell office:value-type="float" office:value="0.00851063829787234" calcext:value-type="float">
            <text:p>0,008510638297872</text:p>
          </table:table-cell>
        </table:table-row>
        <table:table-row table:style-name="ro1">
          <table:table-cell office:value-type="string" calcext:value-type="string">
            <text:p>1:7</text:p>
          </table:table-cell>
          <table:table-cell office:value-type="float" office:value="150.6" calcext:value-type="float">
            <text:p>150,6</text:p>
          </table:table-cell>
          <table:table-cell office:value-type="float" office:value="3.8" calcext:value-type="float">
            <text:p>3,8</text:p>
          </table:table-cell>
          <table:table-cell office:value-type="float" office:value="45.2" calcext:value-type="float">
            <text:p>45,2</text:p>
          </table:table-cell>
          <table:table-cell office:value-type="float" office:value="4.4" calcext:value-type="float">
            <text:p>4,4</text:p>
          </table:table-cell>
          <table:table-cell office:value-type="float" office:value="0.0182692307692308" calcext:value-type="float">
            <text:p>0,018269230769231</text:p>
          </table:table-cell>
          <table:table-cell office:value-type="float" office:value="0.597728937728938" calcext:value-type="float">
            <text:p>0,597728937728938</text:p>
          </table:table-cell>
          <table:table-cell office:value-type="float" office:value="0.0900680886236601" calcext:value-type="float">
            <text:p>0,09006808862366</text:p>
          </table:table-cell>
          <table:table-cell office:value-type="float" office:value="0.153564659158004" calcext:value-type="float">
            <text:p>0,153564659158004</text:p>
          </table:table-cell>
        </table:table-row>
        <table:table-row table:style-name="ro1">
          <table:table-cell office:value-type="string" calcext:value-type="string">
            <text:p>1:6</text:p>
          </table:table-cell>
          <table:table-cell office:value-type="float" office:value="118.4" calcext:value-type="float">
            <text:p>118,4</text:p>
          </table:table-cell>
          <table:table-cell office:value-type="float" office:value="5.2" calcext:value-type="float">
            <text:p>5,2</text:p>
          </table:table-cell>
          <table:table-cell office:value-type="float" office:value="43.4" calcext:value-type="float">
            <text:p>43,4</text:p>
          </table:table-cell>
          <table:table-cell office:value-type="float" office:value="6.2" calcext:value-type="float">
            <text:p>6,2</text:p>
          </table:table-cell>
          <table:table-cell office:value-type="float" office:value="0.0291806958473625" calcext:value-type="float">
            <text:p>0,029180695847363</text:p>
          </table:table-cell>
          <table:table-cell office:value-type="float" office:value="0.612454212454212" calcext:value-type="float">
            <text:p>0,612454212454212</text:p>
          </table:table-cell>
          <table:table-cell office:value-type="float" office:value="0.123762246167177" calcext:value-type="float">
            <text:p>0,123762246167177</text:p>
          </table:table-cell>
          <table:table-cell office:value-type="float" office:value="0.201977914753513" calcext:value-type="float">
            <text:p>0,201977914753513</text:p>
          </table:table-cell>
        </table:table-row>
        <table:table-row table:style-name="ro1">
          <table:table-cell office:value-type="string" calcext:value-type="string">
            <text:p>1:5</text:p>
          </table:table-cell>
          <table:table-cell office:value-type="float" office:value="89.6" calcext:value-type="float">
            <text:p>89,6</text:p>
          </table:table-cell>
          <table:table-cell office:value-type="float" office:value="12.6" calcext:value-type="float">
            <text:p>12,6</text:p>
          </table:table-cell>
          <table:table-cell office:value-type="float" office:value="35" calcext:value-type="float">
            <text:p>35</text:p>
          </table:table-cell>
          <table:table-cell office:value-type="float" office:value="15.4" calcext:value-type="float">
            <text:p>15,4</text:p>
          </table:table-cell>
          <table:table-cell office:value-type="float" office:value="0.0794451450189155" calcext:value-type="float">
            <text:p>0,079445145018916</text:p>
          </table:table-cell>
          <table:table-cell office:value-type="float" office:value="0.561414141414141" calcext:value-type="float">
            <text:p>0,561414141414141</text:p>
          </table:table-cell>
          <table:table-cell office:value-type="float" office:value="0.304559148641033" calcext:value-type="float">
            <text:p>0,304559148641033</text:p>
          </table:table-cell>
          <table:table-cell office:value-type="float" office:value="0.387299892888913" calcext:value-type="float">
            <text:p>0,387299892888913</text:p>
          </table:table-cell>
        </table:table-row>
        <table:table-row table:style-name="ro1">
          <table:table-cell office:value-type="string" calcext:value-type="string">
            <text:p>1:4</text:p>
          </table:table-cell>
          <table:table-cell office:value-type="float" office:value="74" calcext:value-type="float">
            <text:p>74</text:p>
          </table:table-cell>
          <table:table-cell office:value-type="float" office:value="15.2" calcext:value-type="float">
            <text:p>15,2</text:p>
          </table:table-cell>
          <table:table-cell office:value-type="float" office:value="32.8" calcext:value-type="float">
            <text:p>32,8</text:p>
          </table:table-cell>
          <table:table-cell office:value-type="float" office:value="16.4" calcext:value-type="float">
            <text:p>16,4</text:p>
          </table:table-cell>
          <table:table-cell office:value-type="float" office:value="0.104539202200825" calcext:value-type="float">
            <text:p>0,104539202200825</text:p>
          </table:table-cell>
          <table:table-cell office:value-type="float" office:value="0.521004892823858" calcext:value-type="float">
            <text:p>0,521004892823858</text:p>
          </table:table-cell>
          <table:table-cell office:value-type="float" office:value="0.334877712364683" calcext:value-type="float">
            <text:p>0,334877712364683</text:p>
          </table:table-cell>
          <table:table-cell office:value-type="float" office:value="0.404820778009196" calcext:value-type="float">
            <text:p>0,404820778009196</text:p>
          </table:table-cell>
        </table:table-row>
        <table:table-row table:style-name="ro1">
          <table:table-cell office:value-type="string" calcext:value-type="string">
            <text:p>1:3</text:p>
          </table:table-cell>
          <table:table-cell office:value-type="float" office:value="57.8" calcext:value-type="float">
            <text:p>57,8</text:p>
          </table:table-cell>
          <table:table-cell office:value-type="float" office:value="19.6" calcext:value-type="float">
            <text:p>19,6</text:p>
          </table:table-cell>
          <table:table-cell office:value-type="float" office:value="24.4" calcext:value-type="float">
            <text:p>24,4</text:p>
          </table:table-cell>
          <table:table-cell office:value-type="float" office:value="25.4" calcext:value-type="float">
            <text:p>25,4</text:p>
          </table:table-cell>
          <table:table-cell office:value-type="float" office:value="0.144970414201183" calcext:value-type="float">
            <text:p>0,144970414201183</text:p>
          </table:table-cell>
          <table:table-cell office:value-type="float" office:value="0.562577546257146" calcext:value-type="float">
            <text:p>0,562577546257146</text:p>
          </table:table-cell>
          <table:table-cell office:value-type="float" office:value="0.510884353741497" calcext:value-type="float">
            <text:p>0,510884353741497</text:p>
          </table:table-cell>
          <table:table-cell office:value-type="float" office:value="0.53450509208709" calcext:value-type="float">
            <text:p>0,53450509208709</text:p>
          </table:table-cell>
        </table:table-row>
        <table:table-row table:style-name="ro1">
          <table:table-cell office:value-type="string" calcext:value-type="string">
            <text:p>1:2</text:p>
          </table:table-cell>
          <table:table-cell office:value-type="float" office:value="45.6" calcext:value-type="float">
            <text:p>45,6</text:p>
          </table:table-cell>
          <table:table-cell office:value-type="float" office:value="22.6" calcext:value-type="float">
            <text:p>22,6</text:p>
          </table:table-cell>
          <table:table-cell office:value-type="float" office:value="21.4" calcext:value-type="float">
            <text:p>21,4</text:p>
          </table:table-cell>
          <table:table-cell office:value-type="float" office:value="29.4" calcext:value-type="float">
            <text:p>29,4</text:p>
          </table:table-cell>
          <table:table-cell office:value-type="float" office:value="0.1765625" calcext:value-type="float">
            <text:p>0,1765625</text:p>
          </table:table-cell>
          <table:table-cell office:value-type="float" office:value="0.569741435430884" calcext:value-type="float">
            <text:p>0,569741435430884</text:p>
          </table:table-cell>
          <table:table-cell office:value-type="float" office:value="0.581867058687882" calcext:value-type="float">
            <text:p>0,581867058687882</text:p>
          </table:table-cell>
          <table:table-cell office:value-type="float" office:value="0.571350841408937" calcext:value-type="float">
            <text:p>0,571350841408937</text:p>
          </table:table-cell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39.8" calcext:value-type="float">
            <text:p>39,8</text:p>
          </table:table-cell>
          <table:table-cell office:value-type="float" office:value="21.6" calcext:value-type="float">
            <text:p>21,6</text:p>
          </table:table-cell>
          <table:table-cell office:value-type="float" office:value="18.8" calcext:value-type="float">
            <text:p>18,8</text:p>
          </table:table-cell>
          <table:table-cell office:value-type="float" office:value="31.8" calcext:value-type="float">
            <text:p>31,8</text:p>
          </table:table-cell>
          <table:table-cell office:value-type="float" office:value="0.177049180327869" calcext:value-type="float">
            <text:p>0,177049180327869</text:p>
          </table:table-cell>
          <table:table-cell office:value-type="float" office:value="0.601752032520325" calcext:value-type="float">
            <text:p>0,601752032520325</text:p>
          </table:table-cell>
          <table:table-cell office:value-type="float" office:value="0.633194392600888" calcext:value-type="float">
            <text:p>0,633194392600888</text:p>
          </table:table-cell>
          <table:table-cell office:value-type="float" office:value="0.610920851018518" calcext:value-type="float">
            <text:p>0,610920851018518</text:p>
          </table:table-cell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0.24113475177305" calcext:value-type="float">
            <text:p>0,24113475177305</text:p>
          </table:table-cell>
          <table:table-cell office:value-type="float" office:value="0.557692307692308" calcext:value-type="float">
            <text:p>0,557692307692308</text:p>
          </table:table-cell>
          <table:table-cell office:value-type="float" office:value="0.46031746031746" calcext:value-type="float">
            <text:p>0,46031746031746</text:p>
          </table:table-cell>
          <table:table-cell office:value-type="float" office:value="0.504347826086956" calcext:value-type="float">
            <text:p>0,504347826086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2T01:42:09.215272968</dc:date>
    <meta:editing-duration>PT7H10M29S</meta:editing-duration>
    <meta:editing-cycles>1</meta:editing-cycles>
    <meta:document-statistic meta:table-count="1" meta:cell-count="10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703cm" style:legend-expansion="high" chart:style-name="ch2"/>
        <chart:plot-area chart:style-name="ch3" table:cell-range-address="'results-lr-imbalanced'.A1:'results-lr-imbalanced'.A11 'results-lr-imbalanced'.G1:'results-lr-imbalanced'.I11" chart:data-source-has-labels="both" svg:x="0.32cm" svg:y="0.18cm" svg:width="12.111cm" svg:height="8.64cm">
          <chartooo:coordinate-region svg:x="1.047cm" svg:y="0.379cm" svg:width="10.656cm" svg:height="7.794cm"/>
          <chart:axis chart:dimension="x" chart:name="primary-x" chart:style-name="ch4" chartooo:axis-type="auto">
            <chartooo:date-scale/>
            <chart:categories table:cell-range-address="'results-lr-imbalanced'.A2:'results-lr-imbalanced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results-lr-imbalanced'.G2:'results-lr-imbalanced'.G11" chart:label-cell-address="'results-lr-imbalanced'.G1:'results-lr-imbalanced'.G1" chart:class="chart:line">
            <chart:data-point chart:repeated="10"/>
          </chart:series>
          <chart:series chart:attached-axis="primary-y" chart:style-name="ch9" chart:values-cell-range-address="'results-lr-imbalanced'.H2:'results-lr-imbalanced'.H11" chart:label-cell-address="'results-lr-imbalanced'.H1:'results-lr-imbalanced'.H1" chart:class="chart:line">
            <chart:data-point chart:repeated="10"/>
          </chart:series>
          <chart:series chart:attached-axis="primary-y" chart:style-name="ch10" chart:values-cell-range-address="'results-lr-imbalanced'.I2:'results-lr-imbalanced'.I11" chart:label-cell-address="'results-lr-imbalanced'.I1:'results-lr-imbalanced'.I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results-lr-imbalanced'.G1:'results-lr-imbalanced'.G1</svg:desc>
                </draw:g>
              </table:table-cell>
              <table:table-cell office:value-type="string">
                <text:p>RECALL</text:p>
                <draw:g>
                  <svg:desc>'results-lr-imbalanced'.H1:'results-lr-imbalanced'.H1</svg:desc>
                </draw:g>
              </table:table-cell>
              <table:table-cell office:value-type="string">
                <text:p>F_SCORE</text:p>
                <draw:g>
                  <svg:desc>'results-lr-imbalanced'.I1:'results-lr-imbalanced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:10</text:p>
                <draw:g>
                  <svg:desc>'results-lr-imbalanced'.A2:'results-lr-imbalanced'.A11</svg:desc>
                </draw:g>
              </table:table-cell>
              <table:table-cell office:value-type="float" office:value="0">
                <text:p>0</text:p>
                <draw:g>
                  <svg:desc>'results-lr-imbalanced'.G2:'results-lr-imbalanced'.G11</svg:desc>
                </draw:g>
              </table:table-cell>
              <table:table-cell office:value-type="float" office:value="0">
                <text:p>0</text:p>
                <draw:g>
                  <svg:desc>'results-lr-imbalanced'.H2:'results-lr-imbalanced'.H11</svg:desc>
                </draw:g>
              </table:table-cell>
              <table:table-cell office:value-type="float" office:value="0">
                <text:p>0</text:p>
                <draw:g>
                  <svg:desc>'results-lr-imbalanced'.I2:'results-lr-imbalanced'.I11</svg:desc>
                </draw:g>
              </table:table-cell>
            </table:table-row>
            <table:table-row>
              <table:table-cell office:value-type="string">
                <text:p>1:9</text:p>
              </table:table-cell>
              <table:table-cell office:value-type="float" office:value="0.2">
                <text:p>0.2</text:p>
              </table:table-cell>
              <table:table-cell office:value-type="float" office:value="0.00408163265306122">
                <text:p>0.0040816326530612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:8</text:p>
              </table:table-cell>
              <table:table-cell office:value-type="float" office:value="0.2">
                <text:p>0.2</text:p>
              </table:table-cell>
              <table:table-cell office:value-type="float" office:value="0.00434782608695652">
                <text:p>0.00434782608695652</text:p>
              </table:table-cell>
              <table:table-cell office:value-type="float" office:value="0.00851063829787234">
                <text:p>0.00851063829787234</text:p>
              </table:table-cell>
            </table:table-row>
            <table:table-row>
              <table:table-cell office:value-type="string">
                <text:p>1:7</text:p>
              </table:table-cell>
              <table:table-cell office:value-type="float" office:value="0.597728937728938">
                <text:p>0.597728937728938</text:p>
              </table:table-cell>
              <table:table-cell office:value-type="float" office:value="0.0900680886236601">
                <text:p>0.0900680886236601</text:p>
              </table:table-cell>
              <table:table-cell office:value-type="float" office:value="0.153564659158004">
                <text:p>0.153564659158004</text:p>
              </table:table-cell>
            </table:table-row>
            <table:table-row>
              <table:table-cell office:value-type="string">
                <text:p>1:6</text:p>
              </table:table-cell>
              <table:table-cell office:value-type="float" office:value="0.612454212454212">
                <text:p>0.612454212454212</text:p>
              </table:table-cell>
              <table:table-cell office:value-type="float" office:value="0.123762246167177">
                <text:p>0.123762246167177</text:p>
              </table:table-cell>
              <table:table-cell office:value-type="float" office:value="0.201977914753513">
                <text:p>0.201977914753513</text:p>
              </table:table-cell>
            </table:table-row>
            <table:table-row>
              <table:table-cell office:value-type="string">
                <text:p>1:5</text:p>
              </table:table-cell>
              <table:table-cell office:value-type="float" office:value="0.561414141414141">
                <text:p>0.561414141414141</text:p>
              </table:table-cell>
              <table:table-cell office:value-type="float" office:value="0.304559148641033">
                <text:p>0.304559148641033</text:p>
              </table:table-cell>
              <table:table-cell office:value-type="float" office:value="0.387299892888913">
                <text:p>0.387299892888913</text:p>
              </table:table-cell>
            </table:table-row>
            <table:table-row>
              <table:table-cell office:value-type="string">
                <text:p>1:4</text:p>
              </table:table-cell>
              <table:table-cell office:value-type="float" office:value="0.521004892823858">
                <text:p>0.521004892823858</text:p>
              </table:table-cell>
              <table:table-cell office:value-type="float" office:value="0.334877712364683">
                <text:p>0.334877712364683</text:p>
              </table:table-cell>
              <table:table-cell office:value-type="float" office:value="0.404820778009196">
                <text:p>0.404820778009196</text:p>
              </table:table-cell>
            </table:table-row>
            <table:table-row>
              <table:table-cell office:value-type="string">
                <text:p>1:3</text:p>
              </table:table-cell>
              <table:table-cell office:value-type="float" office:value="0.562577546257146">
                <text:p>0.562577546257146</text:p>
              </table:table-cell>
              <table:table-cell office:value-type="float" office:value="0.510884353741497">
                <text:p>0.510884353741497</text:p>
              </table:table-cell>
              <table:table-cell office:value-type="float" office:value="0.53450509208709">
                <text:p>0.53450509208709</text:p>
              </table:table-cell>
            </table:table-row>
            <table:table-row>
              <table:table-cell office:value-type="string">
                <text:p>1:2</text:p>
              </table:table-cell>
              <table:table-cell office:value-type="float" office:value="0.569741435430884">
                <text:p>0.569741435430884</text:p>
              </table:table-cell>
              <table:table-cell office:value-type="float" office:value="0.581867058687882">
                <text:p>0.581867058687882</text:p>
              </table:table-cell>
              <table:table-cell office:value-type="float" office:value="0.571350841408937">
                <text:p>0.571350841408937</text:p>
              </table:table-cell>
            </table:table-row>
            <table:table-row>
              <table:table-cell office:value-type="string">
                <text:p>1:1</text:p>
              </table:table-cell>
              <table:table-cell office:value-type="float" office:value="0.601752032520325">
                <text:p>0.601752032520325</text:p>
              </table:table-cell>
              <table:table-cell office:value-type="float" office:value="0.633194392600888">
                <text:p>0.633194392600888</text:p>
              </table:table-cell>
              <table:table-cell office:value-type="float" office:value="0.610920851018518">
                <text:p>0.610920851018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